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321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.743cm" fo:min-width="4.36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.743cm" fo:min-width="4.261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1.56cm" fo:min-width="1.851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81d41a" draw:textarea-horizontal-align="justify" draw:textarea-vertical-align="middle" draw:auto-grow-height="false" fo:min-height="1.313cm" fo:min-width="3.265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477cm" fo:min-width="0.243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solid"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924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196cm" fo:min-width="3.253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solid"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draw:stroke="solid"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draw:stroke="solid"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draw:stroke="solid"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508cm" fo:min-width="3.74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solid"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draw:stroke="solid"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78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21cm" fo:min-width="7.728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035cm" svg:stroke-color="#000000" draw:marker-start-width="0.252cm" draw:marker-end="Arrowheads_20_18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draw:stroke="solid" svg:stroke-width="0.035cm" svg:stroke-color="#000000" draw:marker-start-width="0.252cm" draw:marker-end="Arrowheads_20_19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draw:stroke="solid"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draw:stroke="solid"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-color="#ff8000" draw:textarea-horizontal-align="justify" draw:textarea-vertical-align="middle" draw:auto-grow-height="false" fo:min-height="0.743cm" fo:min-width="4.365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draw:stroke="solid" svg:stroke-width="0.035cm" svg:stroke-color="#000000" draw:marker-start-width="0.252cm" draw:marker-end="Arrowheads_20_23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draw:stroke="solid" svg:stroke-width="0.035cm" svg:stroke-color="#000000" draw:marker-start-width="0.252cm" draw:marker-end="Arrowheads_20_24" draw:marker-end-width="0.352cm" draw:fill="none" draw:textarea-vertical-align="middle" fo:padding-top="0.142cm" fo:padding-bottom="0.142cm" fo:padding-left="0.267cm" fo:padding-right="0.267cm" loext:decorative="false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0.425cm" fo:min-width="0.191cm" fo:padding-top="0.151cm" fo:padding-bottom="0.151cm" fo:padding-left="0.276cm" fo:padding-right="0.276cm" loext:decorative="false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83cm" fo:min-width="0cm" loext:decorative="false"/>
    </style:style>
    <style:style style:name="gr34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true" fo:min-height="0.399cm" fo:min-width="3.6cm" fo:padding-top="0.142cm" fo:padding-bottom="0.142cm" fo:padding-left="0.267cm" fo:padding-right="0.267cm" loext:decorative="false"/>
      <style:paragraph-properties style:writing-mode="lr-tb"/>
    </style:style>
    <style:style style:name="gr35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false" fo:min-height="0.399cm" fo:min-width="0cm" fo:padding-top="0.142cm" fo:padding-bottom="0.142cm" fo:padding-left="0.267cm" fo:padding-right="0.267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1.682cm" fo:min-width="3.952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65cm" fo:min-width="3.697cm" fo:padding-top="0.142cm" fo:padding-bottom="0.142cm" fo:padding-left="0.267cm" fo:padding-right="0.267cm" style:writing-mode="lr-tb" loext:decorative="false"/>
      <style:paragraph-properties style:writing-mode="lr-tb"/>
    </style:style>
    <style:style style:name="gr38" style:family="graphic" style:parent-style-name="objectwithoutfill">
      <style:graphic-properties draw:stroke="solid" svg:stroke-width="0.035cm" svg:stroke-color="#000000" draw:marker-start-width="0.252cm" draw:marker-end="Arrowheads_20_26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draw:stroke="solid" svg:stroke-width="0.035cm" svg:stroke-color="#000000" draw:marker-start-width="0.252cm" draw:marker-end="Arrowheads_20_27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false" fo:min-height="0.188cm" fo:min-width="0cm" fo:padding-top="0.142cm" fo:padding-bottom="0.142cm" fo:padding-left="0.267cm" fo:padding-right="0.267cm" loext:decorative="false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-width="0.252cm" draw:marker-end="Arrowheads_20_28" draw:marker-end-width="0.352cm" draw:fill="none" draw:textarea-vertical-align="middle" fo:padding-top="0.142cm" fo:padding-bottom="0.142cm" fo:padding-left="0.267cm" fo:padding-right="0.267cm" loext:decorative="false"/>
    </style:style>
    <style:style style:name="gr42" style:family="graphic" style:parent-style-name="objectwithoutfill">
      <style:graphic-properties svg:stroke-width="0.035cm" svg:stroke-color="#000000" draw:marker-start-width="0.252cm" draw:marker-end="Arrowheads_20_30" draw:marker-end-width="0.352cm" draw:fill="none" draw:textarea-vertical-align="middle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draw:stroke="none" draw:stroke-dash="Long_20_Dot" svg:stroke-width="0.035cm" svg:stroke-color="#000000" draw:marker-start-width="0.252cm" draw:marker-end-width="0.252cm" svg:stroke-linecap="butt" draw:fill="solid" draw:fill-color="#ffdbb6" draw:textarea-horizontal-align="left" draw:auto-grow-height="true" draw:auto-grow-width="true" fo:min-height="0.797cm" fo:min-width="6.14cm" fo:padding-top="0.142cm" fo:padding-bottom="0.142cm" fo:padding-left="0.267cm" fo:padding-right="0.267cm" loext:decorative="false"/>
      <style:paragraph-properties style:writing-mode="lr-tb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draw:stroke="solid" svg:stroke-width="0.035cm" svg:stroke-color="#000000" draw:marker-start-width="0.252cm" draw:marker-end-width="0.252cm" draw:fill="none" draw:fill-color="#000000" loext:fill-use-slide-background="false" draw:textarea-vertical-align="middle" fo:padding-top="0.142cm" fo:padding-bottom="0.142cm" fo:padding-left="0.267cm" fo:padding-right="0.267cm" loext:decorative="false"/>
    </style:style>
    <style:style style:name="gr4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font-size="19.3999996185303pt"/>
    </style:style>
    <style:style style:name="P2" style:family="paragraph">
      <style:paragraph-properties fo:text-align="center" style:writing-mode="lr-tb"/>
      <style:text-properties fo:font-size="19.3999996185303pt"/>
    </style:style>
    <style:style style:name="P3" style:family="paragraph">
      <loext:graphic-properties draw:fill-color="#dddddd"/>
      <style:paragraph-properties fo:text-align="center" style:writing-mode="lr-tb"/>
      <style:text-properties fo:font-size="19.3999996185303pt"/>
    </style:style>
    <style:style style:name="P4" style:family="paragraph">
      <loext:graphic-properties draw:fill-color="#81d41a"/>
      <style:paragraph-properties fo:text-align="center" style:writing-mode="lr-tb"/>
      <style:text-properties fo:font-size="19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8000"/>
      <style:paragraph-properties fo:text-align="center" style:writing-mode="lr-tb"/>
      <style:text-properties fo:font-size="19.3999996185303pt"/>
    </style:style>
    <style:style style:name="P8" style:family="paragraph">
      <loext:graphic-properties draw:fill-color="#eeeeee"/>
      <style:paragraph-properties fo:text-align="center"/>
      <style:text-properties fo:font-weight="bold"/>
    </style:style>
    <style:style style:name="P9" style:family="paragraph">
      <loext:graphic-properties draw:fill="solid" draw:fill-color="#000000"/>
      <style:paragraph-properties fo:text-align="center"/>
      <style:text-properties fo:font-weight="bold"/>
    </style:style>
    <style:style style:name="P10" style:family="paragraph">
      <loext:graphic-properties draw:fill="solid" draw:fill-color="#ffdbb6"/>
      <style:text-properties fo:color="#ff0000" loext:opacity="100%" style:font-name="Liberation Mono1" fo:font-size="10pt" fo:font-weight="bold" style:font-size-asian="14pt" style:font-size-complex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9.399999618530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.3999996185303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9.3999996185303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9.3999996185303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19.3999996185303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9.3999996185303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19.3999996185303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style:font-name="Liberation Sans2" fo:font-size="19.3999996185303pt" fo:font-weight="normal" style:font-name-asian="Liberation Sans2" style:font-weight-asian="normal" style:font-name-complex="Liberation Sans2" style:font-weight-complex="normal"/>
    </style:style>
    <style:style style:name="T10" style:family="text">
      <style:text-properties style:text-position="0% 100%" style:font-name="Liberation Sans2" fo:font-size="19.3999996185303pt" fo:font-weight="normal" style:font-name-asian="Liberation Sans2" style:font-weight-asian="normal" style:font-name-complex="Liberation Sans2" style:font-weight-complex="normal"/>
    </style:style>
    <style:style style:name="T11" style:family="text">
      <style:text-properties fo:color="#ff0000" loext:opacity="100%" style:font-name="Liberation Mono1" fo:font-size="10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199cm" svg:height="2.273cm" svg:x="6.495cm" svg:y="2.754cm">
          <text:p text:style-name="P1"><text:span text:style-name="T1">Extract d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4.899cm" svg:height="1.027cm" svg:x="3.078cm" svg:y="6.964cm">
          <text:p text:style-name="P1"><text:span text:style-name="T1">Wave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4.795cm" svg:height="1.027cm" svg:x="9.634cm" svg:y="6.964cm">
          <text:p text:style-name="P1"><text:span text:style-name="T1">Basis 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" draw:id="id7" draw:layer="layout" svg:width="2.385cm" svg:height="1.844cm" svg:x="0.159cm" svg:y="5.467cm">
          <text:p text:style-name="P1"><text:span text:style-name="T1">User in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" draw:id="id1" draw:layer="layout" svg:width="3.799cm" svg:height="1.597cm" svg:x="0.232cm" svg:y="3.107cm">
          <text:p text:style-name="P1"><text:span text:style-name="T1">QC output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s" svg:x1="4.031cm" svg:y1="3.906cm" svg:x2="6.495cm" svg:y2="3.891cm" draw:start-shape="id1" draw:start-glue-point="7" draw:end-shape="id2" draw:end-glue-point="5" svg:d="M4031 3906h518l1427-15h519" svg:viewBox="0 0 2465 16">
          <text:p/>
        </draw:connector>
        <draw:custom-shape draw:style-name="gr7" draw:text-style-name="P6" xml:id="id3" draw:id="id3" draw:layer="layout" svg:width="1.049cm" svg:height="1.027cm" svg:x="8.091cm" svg:y="0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s" svg:x1="8.616cm" svg:y1="1.203cm" svg:x2="8.595cm" svg:y2="2.754cm" draw:start-shape="id3" draw:start-glue-point="8" draw:end-shape="id2" draw:end-glue-point="4" svg:d="M8616 1203v518l-21 514v519" svg:viewBox="0 0 22 1552">
          <text:p/>
        </draw:connector>
        <draw:custom-shape draw:style-name="gr9" draw:text-style-name="P2" xml:id="id10" draw:id="id10" draw:layer="layout" svg:width="4.199cm" svg:height="1.71cm" svg:x="6.52cm" svg:y="16.559cm">
          <text:p text:style-name="P1"><text:span text:style-name="T1">Compute respons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6" draw:id="id6" draw:layer="layout" svg:width="4.199cm" svg:height="2.098cm" svg:x="6.505cm" svg:y="10.175cm">
          <text:p text:style-name="P1"><text:span text:style-name="T1">Select CSF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5" draw:layer="layout" svg:x1="8.595cm" svg:y1="5.027cm" svg:x2="5.528cm" svg:y2="6.964cm" draw:start-shape="id2" draw:start-glue-point="6" draw:end-shape="id4" draw:end-glue-point="4" svg:d="M8595 5027v968h-3067v969" svg:viewBox="0 0 3068 1938">
          <text:p/>
        </draw:connector>
        <draw:connector draw:style-name="gr12" draw:text-style-name="P5" draw:layer="layout" svg:x1="8.595cm" svg:y1="5.027cm" svg:x2="12.032cm" svg:y2="6.964cm" draw:start-shape="id2" draw:start-glue-point="6" draw:end-shape="id5" draw:end-glue-point="4" svg:d="M8595 5027v968h3437v969" svg:viewBox="0 0 3438 1938">
          <text:p/>
        </draw:connector>
        <draw:connector draw:style-name="gr13" draw:text-style-name="P5" draw:layer="layout" draw:line-skew="-0.281cm" svg:x1="5.528cm" svg:y1="7.991cm" svg:x2="8.605cm" svg:y2="10.175cm" draw:start-shape="id4" draw:start-glue-point="6" draw:end-shape="id6" draw:end-glue-point="4" svg:d="M5528 7991v811h3077v1373" svg:viewBox="0 0 3078 2185">
          <text:p/>
        </draw:connector>
        <draw:connector draw:style-name="gr14" draw:text-style-name="P5" draw:layer="layout" svg:x1="1.352cm" svg:y1="7.311cm" svg:x2="6.505cm" svg:y2="11.224cm" draw:start-shape="id7" draw:start-glue-point="6" draw:end-shape="id6" draw:end-glue-point="5" svg:d="M1352 7311v3913h5153" svg:viewBox="0 0 5154 3914">
          <text:p/>
        </draw:connector>
        <draw:custom-shape draw:style-name="gr2" draw:text-style-name="P3" xml:id="id8" draw:id="id8" draw:layer="layout" svg:width="4.899cm" svg:height="1.027cm" svg:x="6.162cm" svg:y="14.212cm">
          <text:p text:style-name="P1"><text:span text:style-name="T1">Conte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5" draw:layer="layout" svg:x1="8.605cm" svg:y1="12.273cm" svg:x2="8.612cm" svg:y2="14.212cm" draw:start-shape="id6" draw:start-glue-point="6" draw:end-shape="id8" draw:end-glue-point="4" svg:d="M8605 12273v970h7v969" svg:viewBox="0 0 8 1940">
          <text:p/>
        </draw:connector>
        <draw:custom-shape draw:style-name="gr16" draw:text-style-name="P2" xml:id="id9" draw:id="id9" draw:layer="layout" svg:width="4.744cm" svg:height="2.54cm" svg:x="14.976cm" svg:y="8.33cm">
          <text:p text:style-name="P1"><text:span text:style-name="T1">Compute expectation valu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5" draw:layer="layout" svg:x1="12.032cm" svg:y1="7.991cm" svg:x2="14.976cm" svg:y2="9.6cm" draw:start-shape="id5" draw:start-glue-point="6" draw:end-shape="id9" draw:end-glue-point="5" svg:d="M12032 7991v1609h2944" svg:viewBox="0 0 2945 1610">
          <text:p/>
        </draw:connector>
        <draw:connector draw:style-name="gr18" draw:text-style-name="P5" draw:layer="layout" svg:x1="12.032cm" svg:y1="7.991cm" svg:x2="10.704cm" svg:y2="11.224cm" draw:start-shape="id5" draw:start-glue-point="6" draw:end-shape="id6" draw:end-glue-point="7" svg:d="M12032 7991v3233h-1328" svg:viewBox="0 0 1329 3234">
          <text:p/>
        </draw:connector>
        <draw:connector draw:style-name="gr19" draw:text-style-name="P5" draw:layer="layout" svg:x1="1.352cm" svg:y1="7.311cm" svg:x2="6.52cm" svg:y2="17.414cm" draw:start-shape="id7" draw:start-glue-point="6" draw:end-shape="id10" draw:end-glue-point="5" svg:d="M1352 7311v10103h5168" svg:viewBox="0 0 5169 10104">
          <text:p/>
        </draw:connector>
        <draw:custom-shape draw:style-name="gr20" draw:text-style-name="P3" xml:id="id11" draw:id="id11" draw:layer="layout" svg:width="4.314cm" svg:height="1.966cm" svg:x="15.182cm" svg:y="17.772cm">
          <text:p text:style-name="P1"><text:span text:style-name="T1">E.V. matrix</text:span></text:p>
          <text:p text:style-name="P1"><text:span text:style-name="T1">in MO ba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5" draw:layer="layout" svg:x1="15.182cm" svg:y1="18.755cm" svg:x2="10.719cm" svg:y2="17.414cm" draw:start-shape="id11" draw:start-glue-point="5" draw:end-shape="id10" draw:end-glue-point="7" svg:d="M15182 18755h-2231v-1341h-2232" svg:viewBox="0 0 4464 1342">
          <text:p/>
        </draw:connector>
        <draw:custom-shape draw:style-name="gr22" draw:text-style-name="P3" xml:id="id12" draw:id="id12" draw:layer="layout" svg:width="8.262cm" svg:height="1.905cm" svg:x="4.484cm" svg:y="19.749cm">
          <text:p text:style-name="P1"><text:span text:style-name="T2">Response [</text:span><text:span text:style-name="T3">x</text:span><text:span text:style-name="T2">(</text:span><text:span text:style-name="T4">ω), </text:span><text:span text:style-name="T5">y</text:span><text:span text:style-name="T4">(ω)]</text:span><text:span text:style-name="T6"> or amplitude [</text:span><text:span text:style-name="T7">x</text:span><text:span text:style-name="T8">ω</text:span><text:span text:style-name="T2">, </text:span><text:span text:style-name="T3">y</text:span><text:span text:style-name="T9">ω</text:span><text:span text:style-name="T10">] vec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svg:x1="8.62cm" svg:y1="18.269cm" svg:x2="8.615cm" svg:y2="19.749cm" draw:start-shape="id10" draw:start-glue-point="6" draw:end-shape="id12" draw:end-glue-point="4" svg:d="M8620 18269v740h-5v740" svg:viewBox="0 0 6 1481">
          <text:p/>
        </draw:connector>
        <draw:custom-shape draw:style-name="gr9" draw:text-style-name="P2" xml:id="id13" draw:id="id13" draw:layer="layout" svg:width="4.199cm" svg:height="1.71cm" svg:x="6.515cm" svg:y="22.637cm">
          <text:p text:style-name="P1"><text:span text:style-name="T1">Compute properti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5" draw:layer="layout" svg:x1="8.615cm" svg:y1="21.654cm" svg:x2="8.615cm" svg:y2="22.637cm" draw:start-shape="id12" draw:start-glue-point="6" draw:end-shape="id13" draw:end-glue-point="4" svg:d="M8615 21654v983" svg:viewBox="0 0 1 984">
          <text:p/>
        </draw:connector>
        <draw:connector draw:style-name="gr25" draw:text-style-name="P5" draw:layer="layout" svg:x1="8.612cm" svg:y1="15.239cm" svg:x2="8.62cm" svg:y2="16.559cm" draw:start-shape="id8" draw:start-glue-point="6" draw:end-shape="id10" draw:end-glue-point="4" svg:d="M8612 15239v660h8v660" svg:viewBox="0 0 9 1321">
          <text:p/>
        </draw:connector>
        <draw:connector draw:style-name="gr26" draw:text-style-name="P5" draw:layer="layout" svg:x1="17.339cm" svg:y1="19.738cm" svg:x2="10.714cm" svg:y2="23.492cm" draw:start-shape="id11" draw:start-glue-point="6" draw:end-shape="id13" draw:end-glue-point="7" svg:d="M17339 19738v3754h-6625" svg:viewBox="0 0 6626 3755">
          <text:p/>
        </draw:connector>
        <draw:custom-shape draw:style-name="gr27" draw:text-style-name="P7" xml:id="id15" draw:id="id15" draw:layer="layout" svg:width="4.899cm" svg:height="1.027cm" svg:x="3.03cm" svg:y="26.835cm"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5" draw:layer="layout" svg:x1="1.352cm" svg:y1="7.311cm" svg:x2="6.515cm" svg:y2="23.492cm" draw:start-shape="id7" draw:start-glue-point="6" draw:end-shape="id13" draw:end-glue-point="5" svg:d="M1352 7311v16181h5163" svg:viewBox="0 0 5164 16182">
          <text:p/>
        </draw:connector>
        <draw:connector draw:style-name="gr29" draw:text-style-name="P5" draw:layer="layout" svg:x1="8.615cm" svg:y1="24.347cm" svg:x2="11.19cm" svg:y2="26.837cm" draw:start-shape="id13" draw:start-glue-point="6" draw:end-shape="id14" draw:end-glue-point="4" svg:d="M8615 24347v1241h2575v1249" svg:viewBox="0 0 2576 2491">
          <text:p/>
        </draw:connector>
        <draw:connector draw:style-name="gr30" draw:text-style-name="P5" draw:layer="layout" svg:x1="8.615cm" svg:y1="24.347cm" svg:x2="5.48cm" svg:y2="26.835cm" draw:start-shape="id13" draw:start-glue-point="6" draw:end-shape="id15" draw:end-glue-point="4" svg:d="M8615 24347v1244h-3135v1244" svg:viewBox="0 0 3136 2489">
          <text:p/>
        </draw:connector>
        <draw:g draw:style-name="gr31">
          <draw:custom-shape draw:style-name="gr32" draw:text-style-name="P8" xml:id="id14" draw:id="id14" draw:layer="layout" svg:width="1.049cm" svg:height="1.027cm" svg:x="10.665cm" svg:y="26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9" draw:layer="layout" svg:width="0.477cm" svg:height="0.469cm" svg:x="10.951cm" svg:y="27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10" draw:layer="layout" svg:width="4.134cm" svg:height="0.683cm" svg:x="6.488cm" svg:y="4.649cm">
          <draw:text-box>
            <text:p><text:span text:style-name="T11">stdl_*_extra</text:span><text:span text:style-name="T11">ct();</text:span></text:p>
          </draw:text-box>
        </draw:frame>
        <draw:frame draw:style-name="gr35" draw:text-style-name="P10" draw:layer="layout" svg:width="4.407cm" svg:height="0.683cm" svg:x="6.432cm" svg:y="18.247cm">
          <draw:text-box>
            <text:p><text:span text:style-name="T11">stdl_response_*()</text:span><text:span text:style-name="T11">;</text:span></text:p>
          </draw:text-box>
        </draw:frame>
        <draw:frame draw:style-name="gr35" draw:text-style-name="P10" draw:layer="layout" svg:width="4.527cm" svg:height="1.081cm" svg:x="6.314cm" svg:y="24.266cm">
          <draw:text-box>
            <text:p><text:span text:style-name="T11">s</text:span><text:span text:style-name="T11">t</text:span><text:span text:style-name="T11">d</text:span><text:span text:style-name="T11">l</text:span><text:span text:style-name="T11">_</text:span><text:span text:style-name="T11">p</text:span><text:span text:style-name="T11">r</text:span><text:span text:style-name="T11">o</text:span><text:span text:style-name="T11">p</text:span><text:span text:style-name="T11">e</text:span><text:span text:style-name="T11">r</text:span><text:span text:style-name="T11">t</text:span><text:span text:style-name="T11">y</text:span><text:span text:style-name="T11">_</text:span><text:span text:style-name="T11">*</text:span><text:span text:style-name="T11">(</text:span><text:span text:style-name="T11">)</text:span><text:span text:style-name="T11">;</text:span></text:p>
            <text:p><text:span text:style-name="T11">s</text:span><text:span text:style-name="T11">t</text:span><text:span text:style-name="T11">d</text:span><text:span text:style-name="T11">l</text:span><text:span text:style-name="T11">_</text:span><text:span text:style-name="T11">q</text:span><text:span text:style-name="T11">e</text:span><text:span text:style-name="T11">x</text:span><text:span text:style-name="T11">p</text:span><text:span text:style-name="T11">_</text:span><text:span text:style-name="T11">*</text:span><text:span text:style-name="T11">(</text:span><text:span text:style-name="T11">)</text:span><text:span text:style-name="T11">;</text:span></text:p>
          </draw:text-box>
        </draw:frame>
        <draw:custom-shape draw:style-name="gr36" draw:text-style-name="P3" xml:id="id16" draw:id="id16" draw:layer="layout" svg:width="4.486cm" svg:height="1.966cm" svg:x="15.103cm" svg:y="12.302cm">
          <text:p text:style-name="P1"><text:span text:style-name="T1">E.V. matrix</text:span></text:p>
          <text:p text:style-name="P1"><text:span text:style-name="T1">in AO ba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" xml:id="id17" draw:id="id17" draw:layer="layout" svg:width="4.691cm" svg:height="1.322cm" svg:x="14.991cm" svg:y="15.158cm">
          <text:p text:style-name="P1"><text:span text:style-name="T1">MO to A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8" draw:text-style-name="P5" draw:layer="layout" svg:x1="17.346cm" svg:y1="14.268cm" svg:x2="17.337cm" svg:y2="15.158cm" draw:start-shape="id16" draw:start-glue-point="6" draw:end-shape="id17" draw:end-glue-point="4" svg:d="M17346 14268v446h-9v444" svg:viewBox="0 0 10 891">
          <text:p/>
        </draw:connector>
        <draw:connector draw:style-name="gr39" draw:text-style-name="P5" draw:layer="layout" svg:x1="17.337cm" svg:y1="16.48cm" svg:x2="17.339cm" svg:y2="17.772cm" draw:start-shape="id17" draw:start-glue-point="6" draw:end-shape="id11" draw:end-glue-point="4" svg:d="M17337 16480v647h2v645" svg:viewBox="0 0 3 1293">
          <text:p/>
        </draw:connector>
        <draw:frame draw:style-name="gr40" draw:text-style-name="P10" draw:layer="layout" svg:width="7.648cm" svg:height="0.683cm" svg:x="13.207cm" svg:y="16.219cm">
          <draw:text-box>
            <text:p><text:span text:style-name="T11">stdl_wavefuncti</text:span><text:span text:style-name="T11">on_*_ao_to_mo_*</text:span><text:span text:style-name="T11">();</text:span></text:p>
          </draw:text-box>
        </draw:frame>
        <draw:connector draw:style-name="gr41" draw:text-style-name="P5" draw:layer="layout" svg:x1="17.348cm" svg:y1="10.87cm" svg:x2="17.346cm" svg:y2="12.302cm" draw:start-shape="id9" draw:start-glue-point="6" draw:end-shape="id16" draw:end-glue-point="4" svg:d="M17348 10870v717h-2v715" svg:viewBox="0 0 3 1433">
          <text:p/>
        </draw:connector>
        <draw:frame draw:style-name="gr35" draw:text-style-name="P10" draw:layer="layout" svg:width="4.673cm" svg:height="0.683cm" svg:x="15.024cm" svg:y="10.73cm">
          <draw:text-box>
            <text:p><text:span text:style-name="T11">stdl_bas</text:span><text:span text:style-name="T11">is_dsp_*</text:span><text:span text:style-name="T11">();</text:span></text:p>
          </draw:text-box>
        </draw:frame>
        <draw:connector draw:style-name="gr42" draw:text-style-name="P5" draw:layer="layout" svg:x1="5.528cm" svg:y1="7.991cm" svg:x2="14.991cm" svg:y2="15.819cm" draw:start-shape="id4" draw:start-glue-point="6" draw:end-shape="id17" draw:end-glue-point="5" svg:d="M5528 7991v7828h9463" svg:viewBox="0 0 9464 7829">
          <text:p/>
        </draw:connector>
        <draw:frame draw:style-name="gr43" draw:text-style-name="P10" draw:layer="layout" svg:width="6.674cm" svg:height="1.081cm" svg:x="5.304cm" svg:y="12.124cm">
          <draw:text-box>
            <text:p><text:span text:style-name="T11">stdl_context_new();</text:span></text:p>
            <text:p><text:span text:style-name="T11">stdl_context_select_</text:span><text:span text:style-name="T11">csfs_*();</text:span></text:p>
          </draw:text-box>
        </draw:frame>
        <draw:g draw:style-name="gr31">
          <draw:custom-shape draw:style-name="gr44" draw:text-style-name="P11" draw:layer="layout" svg:width="0.198cm" svg:height="0.194cm" svg:x="5.462cm" svg:y="11.115cm">
            <text:p/>
            <draw:enhanced-geometry svg:viewBox="0 0 21600 21600" draw:type="rectangle" draw:enhanced-path="M 0 0 L 21600 0 21600 21600 0 21600 0 0 Z N"/>
          </draw:custom-shape>
          <draw:circle draw:style-name="gr45" draw:text-style-name="P12" draw:layer="layout" svg:width="0.23cm" svg:height="0.23cm" svg:x="5.41cm" svg:y="11.096cm" draw:kind="arc" draw:start-angle="265.03" draw:end-angle="87.51">
            <text:p/>
          </draw:circle>
          <draw:line draw:style-name="gr46" draw:text-style-name="P5" draw:layer="layout" svg:x1="5.451cm" svg:y1="11.224cm" svg:x2="5.683cm" svg:y2="11.224cm">
            <text:p/>
          </draw:line>
        </draw:g>
        <draw:g draw:style-name="gr31">
          <draw:custom-shape draw:style-name="gr44" draw:text-style-name="P11" draw:layer="layout" svg:width="0.198cm" svg:height="0.194cm" svg:x="8.551cm" svg:y="15.71cm">
            <text:p/>
            <draw:enhanced-geometry svg:viewBox="0 0 21600 21600" draw:type="rectangle" draw:enhanced-path="M 0 0 L 21600 0 21600 21600 0 21600 0 0 Z N"/>
          </draw:custom-shape>
          <draw:circle draw:style-name="gr45" draw:text-style-name="P12" draw:layer="layout" svg:width="0.23cm" svg:height="0.23cm" svg:x="8.499cm" svg:y="15.691cm" draw:kind="arc" draw:start-angle="265.03" draw:end-angle="87.51">
            <text:p/>
          </draw:circle>
          <draw:line draw:style-name="gr46" draw:text-style-name="P5" draw:layer="layout" svg:x1="8.54cm" svg:y1="15.819cm" svg:x2="8.772cm" svg:y2="15.819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6:07:32.542060492</meta:creation-date>
    <dc:date>2024-02-26T23:11:43.598911653</dc:date>
    <meta:editing-duration>PT1H20M48S</meta:editing-duration>
    <meta:editing-cycles>25</meta:editing-cycles>
    <meta:generator>LibreOffice/7.6.4.1$Linux_X86_64 LibreOffice_project/60$Build-1</meta:generator>
    <meta:document-statistic meta:object-count="55"/>
  </office:meta>
</office:document-meta>
</file>